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0cd8b" officeooo:paragraph-rsid="0010cd8b" style:font-weight-asian="bold" style:font-weight-complex="bold"/>
    </style:style>
    <style:style style:name="P2" style:family="paragraph" style:parent-style-name="Standard">
      <style:text-properties fo:font-weight="normal" officeooo:rsid="0010cd8b" officeooo:paragraph-rsid="0010cd8b" style:font-weight-asian="normal" style:font-weight-complex="normal"/>
    </style:style>
    <style:style style:name="P3" style:family="paragraph" style:parent-style-name="Standard">
      <style:text-properties fo:font-weight="normal" officeooo:rsid="001292c3" officeooo:paragraph-rsid="001292c3" style:font-weight-asian="normal" style:font-weight-complex="normal"/>
    </style:style>
    <style:style style:name="P4" style:family="paragraph" style:parent-style-name="Standard">
      <style:text-properties fo:font-weight="normal" officeooo:rsid="0014fe51" officeooo:paragraph-rsid="0014fe51" style:font-weight-asian="normal" style:font-weight-complex="normal"/>
    </style:style>
    <style:style style:name="P5" style:family="paragraph" style:parent-style-name="Standard">
      <style:text-properties fo:font-weight="normal" officeooo:rsid="001bffcb" officeooo:paragraph-rsid="001bffcb" style:font-weight-asian="normal" style:font-weight-complex="normal"/>
    </style:style>
    <style:style style:name="P6" style:family="paragraph" style:parent-style-name="Standard">
      <style:text-properties style:text-underline-style="none" fo:font-weight="normal" officeooo:rsid="001fe1af" officeooo:paragraph-rsid="001fe1af" style:font-weight-asian="normal" style:font-weight-complex="normal"/>
    </style:style>
    <style:style style:name="P7" style:family="paragraph" style:parent-style-name="Standard" style:list-style-name="L2">
      <style:text-properties style:text-underline-style="none" fo:font-weight="normal" officeooo:rsid="001fe1af" officeooo:paragraph-rsid="001fe1af" style:font-weight-asian="normal" style:font-weight-complex="normal"/>
    </style:style>
    <style:style style:name="P8" style:family="paragraph" style:parent-style-name="Standard" style:list-style-name="L2">
      <style:text-properties style:text-underline-style="none" fo:font-weight="normal" officeooo:rsid="00240ba0" officeooo:paragraph-rsid="00240ba0" style:font-weight-asian="normal" style:font-weight-complex="normal"/>
    </style:style>
    <style:style style:name="P9" style:family="paragraph" style:parent-style-name="Standard" style:list-style-name="L2">
      <style:text-properties style:text-underline-style="none" fo:font-weight="normal" officeooo:rsid="00254b87" officeooo:paragraph-rsid="00254b87" style:font-weight-asian="normal" style:font-weight-complex="normal"/>
    </style:style>
    <style:style style:name="P10" style:family="paragraph" style:parent-style-name="Standard" style:list-style-name="L2">
      <style:text-properties style:text-underline-style="none" fo:font-weight="normal" officeooo:rsid="00296a4e" officeooo:paragraph-rsid="00296a4e" style:font-weight-asian="normal" style:font-weight-complex="normal"/>
    </style:style>
    <style:style style:name="P11" style:family="paragraph" style:parent-style-name="Standard" style:list-style-name="L2">
      <style:text-properties style:text-underline-style="none" fo:font-weight="normal" officeooo:rsid="002985d4" officeooo:paragraph-rsid="002985d4" style:font-weight-asian="normal" style:font-weight-complex="normal"/>
    </style:style>
    <style:style style:name="P12" style:family="paragraph" style:parent-style-name="Standard">
      <style:text-properties style:text-underline-style="none" fo:font-weight="normal" officeooo:rsid="002985d4" officeooo:paragraph-rsid="002985d4" style:font-weight-asian="normal" style:font-weight-complex="normal"/>
    </style:style>
    <style:style style:name="P13" style:family="paragraph" style:parent-style-name="Standard" style:list-style-name="L2">
      <style:text-properties style:text-underline-style="none" fo:font-weight="normal" officeooo:rsid="002eb5d6" officeooo:paragraph-rsid="002eb5d6" style:font-weight-asian="normal" style:font-weight-complex="normal"/>
    </style:style>
    <style:style style:name="P14" style:family="paragraph" style:parent-style-name="Standard">
      <style:text-properties style:text-underline-style="none" fo:font-weight="normal" officeooo:rsid="00307db0" officeooo:paragraph-rsid="00307db0" style:font-weight-asian="normal" style:font-weight-complex="normal"/>
    </style:style>
    <style:style style:name="P15" style:family="paragraph" style:parent-style-name="Standard">
      <style:text-properties style:text-underline-style="none" fo:font-weight="normal" officeooo:rsid="00340520" officeooo:paragraph-rsid="00340520" style:font-weight-asian="normal" style:font-weight-complex="normal"/>
    </style:style>
    <style:style style:name="P16" style:family="paragraph" style:parent-style-name="Standard">
      <style:text-properties style:text-underline-style="none" fo:font-weight="normal" officeooo:rsid="003c6375" officeooo:paragraph-rsid="003c6375" style:font-weight-asian="normal" style:font-weight-complex="normal"/>
    </style:style>
    <style:style style:name="P17" style:family="paragraph" style:parent-style-name="Standard">
      <style:text-properties style:text-underline-style="none" fo:font-weight="normal" officeooo:rsid="003e729e" officeooo:paragraph-rsid="003e729e" style:font-weight-asian="normal" style:font-weight-complex="normal"/>
    </style:style>
    <style:style style:name="P18" style:family="paragraph" style:parent-style-name="Standard">
      <style:text-properties style:text-underline-style="none" fo:font-weight="normal" officeooo:rsid="0043f022" officeooo:paragraph-rsid="0043f022" style:font-weight-asian="normal" style:font-weight-complex="normal"/>
    </style:style>
    <style:style style:name="P19" style:family="paragraph" style:parent-style-name="Standard">
      <style:text-properties style:text-underline-style="none" fo:font-weight="normal" officeooo:rsid="00442027" officeooo:paragraph-rsid="00442027" style:font-weight-asian="normal" style:font-weight-complex="normal"/>
    </style:style>
    <style:style style:name="P20" style:family="paragraph" style:parent-style-name="Standard">
      <style:text-properties style:text-underline-style="none" fo:font-weight="bold" officeooo:rsid="001fe1af" officeooo:paragraph-rsid="001fe1af" style:font-weight-asian="bold" style:font-weight-complex="bold"/>
    </style:style>
    <style:style style:name="P21" style:family="paragraph" style:parent-style-name="Standard">
      <style:text-properties style:text-underline-style="none" fo:font-weight="bold" officeooo:rsid="00442027" officeooo:paragraph-rsid="00442027" style:font-weight-asian="bold" style:font-weight-complex="bold"/>
    </style:style>
    <style:style style:name="T1" style:family="text">
      <style:text-properties officeooo:rsid="0011f968"/>
    </style:style>
    <style:style style:name="T2" style:family="text">
      <style:text-properties officeooo:rsid="001486f6"/>
    </style:style>
    <style:style style:name="T3" style:family="text">
      <style:text-properties officeooo:rsid="0015c927"/>
    </style:style>
    <style:style style:name="T4" style:family="text">
      <style:text-properties officeooo:rsid="00169c3d"/>
    </style:style>
    <style:style style:name="T5" style:family="text">
      <style:text-properties officeooo:rsid="0018323f"/>
    </style:style>
    <style:style style:name="T6" style:family="text">
      <style:text-properties officeooo:rsid="001add0e"/>
    </style:style>
    <style:style style:name="T7" style:family="text">
      <style:text-properties officeooo:rsid="002cb01e"/>
    </style:style>
    <style:style style:name="T8" style:family="text">
      <style:text-properties officeooo:rsid="002e7584"/>
    </style:style>
    <style:style style:name="T9" style:family="text">
      <style:text-properties officeooo:rsid="00302d69"/>
    </style:style>
    <style:style style:name="T10" style:family="text">
      <style:text-properties officeooo:rsid="0031b099"/>
    </style:style>
    <style:style style:name="T11" style:family="text">
      <style:text-properties officeooo:rsid="0031e679"/>
    </style:style>
    <style:style style:name="T12" style:family="text">
      <style:text-properties officeooo:rsid="0032a8a6"/>
    </style:style>
    <style:style style:name="T13" style:family="text">
      <style:text-properties officeooo:rsid="0034bc20"/>
    </style:style>
    <style:style style:name="T14" style:family="text">
      <style:text-properties officeooo:rsid="0039b96d"/>
    </style:style>
    <style:style style:name="T15" style:family="text">
      <style:text-properties officeooo:rsid="003fc7a5"/>
    </style:style>
    <style:style style:name="T16" style:family="text">
      <style:text-properties officeooo:rsid="0041369a"/>
    </style:style>
    <style:style style:name="T17" style:family="text">
      <style:text-properties officeooo:rsid="0041c28f"/>
    </style:style>
    <style:style style:name="T18" style:family="text">
      <style:text-properties officeooo:rsid="0042c707"/>
    </style:style>
    <style:style style:name="T19" style:family="text">
      <style:text-properties officeooo:rsid="004406ff"/>
    </style:style>
    <style:style style:name="T20"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are containers?</text:p>
      <text:p text:style-name="P1"/>
      <text:p text:style-name="P2">Containers are akin to light weight virtual machines. As in they are similar in a sense to how you can run an encapsulated computer program/s such as operating systems, considering we’re talking about virtual machines. The difference being between the two is that containers are lighter than Virtual machines as we don’t have to include the operating system, thus reducing it’s size on disk and the amount of resources it requires being reduced <text:span text:style-name="T1">thus a smaller footprint when being executed in memory by the CPU.</text:span></text:p>
      <text:p text:style-name="P2"/>
      <text:p text:style-name="P3">The reason for this is because the Linux kernel implemented code to be able to allow containerized processes by sharing the use of the kernel ,albeit with safeguards in place. <text:span text:style-name="T2">Thus on a Linux kernel we can run containerized applications which don’t require the operating system.</text:span></text:p>
      <text:p text:style-name="P3"/>
      <text:p text:style-name="P4">However the exception occurs with operating systems which are not Linux such as Windows and Unix mac. <text:span text:style-name="T3">The reason being is that their kernels haven’t implemented the code to allow containerized processes which are not virtual machines and running their own operating system. </text:span><text:span text:style-name="T4">As a result of this when running a container on a non </text:span><text:span text:style-name="T5">L</text:span><text:span text:style-name="T4">inux machine, the container installs a light weight </text:span><text:span text:style-name="T5">L</text:span><text:span text:style-name="T4">inux operating system to then run the containerized application. </text:span><text:span text:style-name="T6">However Windows are planning on updating their kernel to eventually support containerized processes.</text:span></text:p>
      <text:p text:style-name="P4"/>
      <text:p text:style-name="P5">The difference between a virtual machine, is that a virtual machine has a parent process being the hypervisor which it runs on in main memory, and containers have a parent process being the container engine in main memory both being executed by the operating system of the host’s CPU.</text:p>
      <text:p text:style-name="P4"/>
      <text:p text:style-name="P4"/>
      <text:p text:style-name="P4"/>
      <text:p text:style-name="P4"/>
      <text:p text:style-name="P20">What are the benefits?</text:p>
      <text:p text:style-name="P20"/>
      <text:p text:style-name="P6">Encapsulation, it’s self contained which brings the following benefits:</text:p>
      <text:list xml:id="list3077493574" text:style-name="L2">
        <text:list-item>
          <text:p text:style-name="P7">Makes it easier to test and maintain/update</text:p>
        </text:list-item>
        <text:list-item>
          <text:p text:style-name="P7">If something breaks it doesn’t affect the entire operating system of the host machines</text:p>
        </text:list-item>
        <text:list-item>
          <text:p text:style-name="P7">Security, if it’s a trojan then I would assume because of the encapsulation isolation benefits that it would not infect the host operating system.</text:p>
        </text:list-item>
        <text:list-item>
          <text:p text:style-name="P8">Continuous integration being able to use such as docker File to compile and test the code after every commit and Continuous deployment, being able to run the application in the cloud server for example. <text:span text:style-name="T7">It’s faster to do those things. </text:span><text:span text:style-name="T8">Which is beneficial when building and testing applications in development.</text:span></text:p>
        </text:list-item>
        <text:list-item>
          <text:p text:style-name="P13">Containers are <text:span text:style-name="T9">ephe</text:span>m<text:span text:style-name="T9">e</text:span>ral as opposed to persistent.</text:p>
        </text:list-item>
        <text:list-item>
          <text:p text:style-name="P9">All the dependencies and the build commands are within the Image of the application, which can be then downloaded and run to compile and run the container from the image instructions script.</text:p>
        </text:list-item>
        <text:list-item>
          <text:p text:style-name="P10">Image is built in layers, so similar to git workflow filesystem. We build layers so we can build on top of images and thus previous configuration files are archived essentially. Thus makes version control easier.</text:p>
        </text:list-item>
        <text:list-item>
          <text:p text:style-name="P11">Can configure exactly the resource requirements the process/s actually require.</text:p>
        </text:list-item>
      </text:list>
      <text:p text:style-name="P12"/>
      <text:p text:style-name="P14">Containers should be stateless, <text:span text:style-name="T10">so if one goes down it doesn’t cause any negative effect. </text:span><text:span text:style-name="T11">For example if a user is 1/3 through using a web application if the container goes down, then they should be redirected to another container, thanks to container orchestration. </text:span><text:span text:style-name="T12">Thus the user experience remains seamless.</text:span></text:p>
      <text:p text:style-name="P14"/>
      <text:p text:style-name="P15"><text:soft-page-break/>It’s also good practice for containers to do one thing and do one thing well. Essentially the Unix philosophy. We can achieve this through the use of micro-services. <text:span text:style-name="T13">And thus When running an application it make have several different computer programs it has to communicate with such as a database process etc. Thus if an app is composed of several modular programs as opposed to a monolithic computer program, then these individual programs should also be containerized. </text:span><text:span text:style-name="T14">Micro-services essentially a term used to describe when your application is made up of independent pieces, essentially what I’ve explained.</text:span></text:p>
      <text:p text:style-name="P15"/>
      <text:p text:style-name="P16">I’ve written Modular programs myself, which interact through pipes, However in the case of the cloud, we would utilize containerization and modular programs through the use of instances, thus communicating within a virtual private cloud through sockets as opposed to pipes, if the modular programs were all on the same machine, then pipes would make more sense, but because we’re utilizing the cloud and running individual containers and multiple servers, then we use socket communication.</text:p>
      <text:p text:style-name="P16"/>
      <text:p text:style-name="P17">Containers scale, so If a particular container requires more resources, or it’s receiving more traffic, the orchestration software may offload the traffic onto other worker nodes in the cluster. <text:span text:style-name="T15">We want to be able to quickly compile,test and deploy code as quickly as possible, and any changes we destroy the old container and pull it down and deploy the newly edited source code </text:span><text:span text:style-name="T16">onto the server. </text:span><text:span text:style-name="T17">So phoenix server as opposed to snowflake server </text:span><text:span text:style-name="T18">in the cluster in the cloud.</text:span></text:p>
      <text:p text:style-name="P17"/>
      <text:p text:style-name="P18">Immutability is an important component of containerized <text:span text:style-name="T19">computer programs.</text:span></text:p>
      <text:p text:style-name="P19"/>
      <text:p text:style-name="P19"/>
      <text:p text:style-name="P21">References: <text:a xlink:type="simple" xlink:href="https://app.qa.com/course/introduction-to-containers/conclusion-5/?context_id=427&amp;context_resource=lp" text:style-name="Internet_20_link" text:visited-style-name="Visited_20_Internet_20_Link"><text:span text:style-name="T20">https://app.qa.com/course/introduction-to-containers/conclusion-5/?context_id=427&amp;context_resource=lp</text:span></text:a></text:p>
      <text:p text:style-name="P21"><text:span text:style-name="T20"/></text:p>
      <text:p text:style-name="P21"><text:span text:style-name="T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1T16:31:29.398814447</meta:creation-date>
    <dc:date>2023-06-01T17:10:29.372344088</dc:date>
    <meta:editing-duration>PT38M38S</meta:editing-duration>
    <meta:editing-cycles>48</meta:editing-cycles>
    <meta:generator>LibreOffice/7.4.5.1$Linux_X86_64 LibreOffice_project/40$Build-1</meta:generator>
    <meta:document-statistic meta:table-count="0" meta:image-count="0" meta:object-count="0" meta:page-count="2" meta:paragraph-count="21" meta:word-count="781" meta:character-count="4926" meta:non-whitespace-character-count="4174"/>
  </office:meta>
</office:document-meta>
</file>